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49152" calcext:value-type="float">
            <text:p>150.9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696" calcext:value-type="float">
            <text:p>150.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27816" calcext:value-type="float">
            <text:p>150.9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22" calcext:value-type="float">
            <text:p>150.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49152" calcext:value-type="float">
            <text:p>150.9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22" calcext:value-type="float">
            <text:p>150.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696" calcext:value-type="float">
            <text:p>150.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0864" calcext:value-type="float">
            <text:p>150.9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49152" calcext:value-type="float">
            <text:p>150.9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49152" calcext:value-type="float">
            <text:p>150.9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7232" calcext:value-type="float">
            <text:p>150.8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8088" calcext:value-type="float">
            <text:p>150.8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7232" calcext:value-type="float">
            <text:p>150.8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4184" calcext:value-type="float">
            <text:p>150.8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4184" calcext:value-type="float">
            <text:p>150.8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504" calcext:value-type="float">
            <text:p>150.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7232" calcext:value-type="float">
            <text:p>150.8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8088" calcext:value-type="float">
            <text:p>150.8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4184" calcext:value-type="float">
            <text:p>150.8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504" calcext:value-type="float">
            <text:p>150.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1992" calcext:value-type="float">
            <text:p>150.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504" calcext:value-type="float">
            <text:p>150.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8088" calcext:value-type="float">
            <text:p>150.8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1992" calcext:value-type="float">
            <text:p>150.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8088" calcext:value-type="float">
            <text:p>150.8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8088" calcext:value-type="float">
            <text:p>150.8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1992" calcext:value-type="float">
            <text:p>150.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4184" calcext:value-type="float">
            <text:p>150.8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1992" calcext:value-type="float">
            <text:p>150.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1992" calcext:value-type="float">
            <text:p>150.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6752" calcext:value-type="float">
            <text:p>150.7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98" calcext:value-type="float">
            <text:p>150.7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0656" calcext:value-type="float">
            <text:p>150.7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8944" calcext:value-type="float">
            <text:p>150.8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93704" calcext:value-type="float">
            <text:p>150.7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2848" calcext:value-type="float">
            <text:p>150.8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05896" calcext:value-type="float">
            <text:p>150.8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8464" calcext:value-type="float">
            <text:p>150.7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7608" calcext:value-type="float">
            <text:p>150.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1512" calcext:value-type="float">
            <text:p>150.7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7024" calcext:value-type="float">
            <text:p>150.6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2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3224" calcext:value-type="float">
            <text:p>150.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7984" calcext:value-type="float">
            <text:p>150.7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7128" calcext:value-type="float">
            <text:p>150.7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4936" calcext:value-type="float">
            <text:p>150.7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6648" calcext:value-type="float">
            <text:p>150.7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1784" calcext:value-type="float">
            <text:p>150.6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7024" calcext:value-type="float">
            <text:p>150.6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9696" calcext:value-type="float">
            <text:p>150.7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7504" calcext:value-type="float">
            <text:p>150.7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836" calcext:value-type="float">
            <text:p>150.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2264" calcext:value-type="float">
            <text:p>150.7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0928" calcext:value-type="float">
            <text:p>150.6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1784" calcext:value-type="float">
            <text:p>150.6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4456" calcext:value-type="float">
            <text:p>150.7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9216" calcext:value-type="float">
            <text:p>150.6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6168" calcext:value-type="float">
            <text:p>150.6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3976" calcext:value-type="float">
            <text:p>150.6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788" calcext:value-type="float">
            <text:p>150.6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3496" calcext:value-type="float">
            <text:p>150.6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6544" calcext:value-type="float">
            <text:p>150.6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6544" calcext:value-type="float">
            <text:p>150.6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3496" calcext:value-type="float">
            <text:p>150.6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6544" calcext:value-type="float">
            <text:p>150.6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3496" calcext:value-type="float">
            <text:p>150.6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3496" calcext:value-type="float">
            <text:p>150.6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4728" calcext:value-type="float">
            <text:p>150.6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4728" calcext:value-type="float">
            <text:p>150.6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4728" calcext:value-type="float">
            <text:p>150.6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4728" calcext:value-type="float">
            <text:p>150.6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4728" calcext:value-type="float">
            <text:p>150.6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0824" calcext:value-type="float">
            <text:p>150.6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3016" calcext:value-type="float">
            <text:p>150.6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5208" calcext:value-type="float">
            <text:p>150.6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8256" calcext:value-type="float">
            <text:p>150.6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6264" calcext:value-type="float">
            <text:p>150.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2-02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688" calcext:value-type="float">
            <text:p>150.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2496" calcext:value-type="float">
            <text:p>150.2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2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4624" calcext:value-type="float">
            <text:p>150.5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26" calcext:value-type="float">
            <text:p>150.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688" calcext:value-type="float">
            <text:p>150.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45064" calcext:value-type="float">
            <text:p>150.2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8864" calcext:value-type="float">
            <text:p>150.1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2-1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404" calcext:value-type="float">
            <text:p>150.4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2496" calcext:value-type="float">
            <text:p>150.2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688" calcext:value-type="float">
            <text:p>150.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2096" calcext:value-type="float">
            <text:p>150.8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6712" calcext:value-type="float">
            <text:p>150.4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3936" calcext:value-type="float">
            <text:p>150.3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9656" calcext:value-type="float">
            <text:p>150.4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6712" calcext:value-type="float">
            <text:p>150.4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6712" calcext:value-type="float">
            <text:p>150.4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3936" calcext:value-type="float">
            <text:p>150.3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0992" calcext:value-type="float">
            <text:p>150.4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2432" calcext:value-type="float">
            <text:p>150.5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0992" calcext:value-type="float">
            <text:p>150.4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8216" calcext:value-type="float">
            <text:p>150.3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688" calcext:value-type="float">
            <text:p>150.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5544" calcext:value-type="float">
            <text:p>150.2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544" calcext:value-type="float">
            <text:p>150.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832" calcext:value-type="float">
            <text:p>150.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544" calcext:value-type="float">
            <text:p>150.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8216" calcext:value-type="float">
            <text:p>150.3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0992" calcext:value-type="float">
            <text:p>150.4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2-1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9656" calcext:value-type="float">
            <text:p>150.4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1472" calcext:value-type="float">
            <text:p>150.4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0032" calcext:value-type="float">
            <text:p>150.3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07192" calcext:value-type="float">
            <text:p>150.5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4416" calcext:value-type="float">
            <text:p>150.3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7256" calcext:value-type="float">
            <text:p>150.2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2976" calcext:value-type="float">
            <text:p>150.3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592" calcext:value-type="float">
            <text:p>150.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8696" calcext:value-type="float">
            <text:p>150.3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8696" calcext:value-type="float">
            <text:p>150.3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5752" calcext:value-type="float">
            <text:p>150.4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164" calcext:value-type="float">
            <text:p>150.2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7256" calcext:value-type="float">
            <text:p>150.2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4584" calcext:value-type="float">
            <text:p>150.2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164" calcext:value-type="float">
            <text:p>150.2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6024" calcext:value-type="float">
            <text:p>150.3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3352" calcext:value-type="float">
            <text:p>150.2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4688" calcext:value-type="float">
            <text:p>150.2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0408" calcext:value-type="float">
            <text:p>150.3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3352" calcext:value-type="float">
            <text:p>150.2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3352" calcext:value-type="float">
            <text:p>150.2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53824" calcext:value-type="float">
            <text:p>151.7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4896" calcext:value-type="float">
            <text:p>150.4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5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6232" calcext:value-type="float">
            <text:p>150.4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7736" calcext:value-type="float">
            <text:p>150.2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6232" calcext:value-type="float">
            <text:p>150.4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4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0512" calcext:value-type="float">
            <text:p>150.4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7736" calcext:value-type="float">
            <text:p>150.2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0512" calcext:value-type="float">
            <text:p>150.4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6232" calcext:value-type="float">
            <text:p>150.4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9176" calcext:value-type="float">
            <text:p>150.3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4896" calcext:value-type="float">
            <text:p>150.4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6232" calcext:value-type="float">
            <text:p>150.4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9176" calcext:value-type="float">
            <text:p>150.3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9176" calcext:value-type="float">
            <text:p>150.3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6608" calcext:value-type="float">
            <text:p>150.4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3832" calcext:value-type="float">
            <text:p>150.2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5272" calcext:value-type="float">
            <text:p>150.3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3832" calcext:value-type="float">
            <text:p>150.2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4" calcext:value-type="float">
            <text:p>150.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1056" calcext:value-type="float">
            <text:p>150.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8216" calcext:value-type="float">
            <text:p>150.3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972" calcext:value-type="float">
            <text:p>150.1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5272" calcext:value-type="float">
            <text:p>150.3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972" calcext:value-type="float">
            <text:p>150.1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2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6776" calcext:value-type="float">
            <text:p>150.2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1056" calcext:value-type="float">
            <text:p>150.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116" calcext:value-type="float">
            <text:p>150.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38384" calcext:value-type="float">
            <text:p>150.1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5608" calcext:value-type="float">
            <text:p>150.0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1056" calcext:value-type="float">
            <text:p>150.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1056" calcext:value-type="float">
            <text:p>150.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6776" calcext:value-type="float">
            <text:p>150.2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6776" calcext:value-type="float">
            <text:p>150.2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544" calcext:value-type="float">
            <text:p>150.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544" calcext:value-type="float">
            <text:p>150.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116" calcext:value-type="float">
            <text:p>150.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2496" calcext:value-type="float">
            <text:p>150.2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2664" calcext:value-type="float">
            <text:p>150.0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116" calcext:value-type="float">
            <text:p>150.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828" calcext:value-type="float">
            <text:p>150.0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4" calcext:value-type="float">
            <text:p>150.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1056" calcext:value-type="float">
            <text:p>150.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9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1056" calcext:value-type="float">
            <text:p>150.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63936" calcext:value-type="float">
            <text:p>150.3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116" calcext:value-type="float">
            <text:p>150.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116" calcext:value-type="float">
            <text:p>150.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4" calcext:value-type="float">
            <text:p>150.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972" calcext:value-type="float">
            <text:p>150.1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972" calcext:value-type="float">
            <text:p>150.1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544" calcext:value-type="float">
            <text:p>150.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544" calcext:value-type="float">
            <text:p>150.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3832" calcext:value-type="float">
            <text:p>150.2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38384" calcext:value-type="float">
            <text:p>150.1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1056" calcext:value-type="float">
            <text:p>150.1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38384" calcext:value-type="float">
            <text:p>150.1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972" calcext:value-type="float">
            <text:p>150.1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2664" calcext:value-type="float">
            <text:p>150.0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2664" calcext:value-type="float">
            <text:p>150.0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7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972" calcext:value-type="float">
            <text:p>150.1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7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4" calcext:value-type="float">
            <text:p>150.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6776" calcext:value-type="float">
            <text:p>150.2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6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6944" calcext:value-type="float">
            <text:p>150.0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7736" calcext:value-type="float">
            <text:p>150.2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7736" calcext:value-type="float">
            <text:p>150.2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3352" calcext:value-type="float">
            <text:p>150.2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9072" calcext:value-type="float">
            <text:p>150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9072" calcext:value-type="float">
            <text:p>150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0512" calcext:value-type="float">
            <text:p>150.4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4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3352" calcext:value-type="float">
            <text:p>150.2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4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924" calcext:value-type="float">
            <text:p>150.1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3352" calcext:value-type="float">
            <text:p>150.2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924" calcext:value-type="float">
            <text:p>150.1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924" calcext:value-type="float">
            <text:p>150.1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7904" calcext:value-type="float">
            <text:p>150.1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2-1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068" calcext:value-type="float">
            <text:p>150.2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0848" calcext:value-type="float">
            <text:p>150.0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9408" calcext:value-type="float">
            <text:p>149.9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3624" calcext:value-type="float">
            <text:p>150.1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64" calcext:value-type="float">
            <text:p>150.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496" calcext:value-type="float">
            <text:p>150.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7968" calcext:value-type="float">
            <text:p>149.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3624" calcext:value-type="float">
            <text:p>150.1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82352" calcext:value-type="float">
            <text:p>149.8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6464" calcext:value-type="float">
            <text:p>150.0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924" calcext:value-type="float">
            <text:p>150.1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1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3688" calcext:value-type="float">
            <text:p>149.9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82352" calcext:value-type="float">
            <text:p>149.8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1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82352" calcext:value-type="float">
            <text:p>149.8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0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9408" calcext:value-type="float">
            <text:p>149.9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28072" calcext:value-type="float">
            <text:p>149.9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0848" calcext:value-type="float">
            <text:p>150.0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9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28072" calcext:value-type="float">
            <text:p>149.9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6464" calcext:value-type="float">
            <text:p>150.0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9408" calcext:value-type="float">
            <text:p>149.9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9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28072" calcext:value-type="float">
            <text:p>149.9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6464" calcext:value-type="float">
            <text:p>150.0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8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0848" calcext:value-type="float">
            <text:p>150.0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8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82352" calcext:value-type="float">
            <text:p>149.8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7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7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9408" calcext:value-type="float">
            <text:p>149.9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6632" calcext:value-type="float">
            <text:p>149.8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6464" calcext:value-type="float">
            <text:p>150.0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6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6464" calcext:value-type="float">
            <text:p>150.0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3688" calcext:value-type="float">
            <text:p>149.9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9408" calcext:value-type="float">
            <text:p>149.9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0848" calcext:value-type="float">
            <text:p>150.0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82352" calcext:value-type="float">
            <text:p>149.8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9408" calcext:value-type="float">
            <text:p>149.9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6464" calcext:value-type="float">
            <text:p>150.0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7968" calcext:value-type="float">
            <text:p>149.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7904" calcext:value-type="float">
            <text:p>150.1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5128" calcext:value-type="float">
            <text:p>149.9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5192" calcext:value-type="float">
            <text:p>149.7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70744" calcext:value-type="float">
            <text:p>149.9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9408" calcext:value-type="float">
            <text:p>149.9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7968" calcext:value-type="float">
            <text:p>149.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90912" calcext:value-type="float">
            <text:p>149.7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9136" calcext:value-type="float">
            <text:p>150.0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0408" calcext:value-type="float">
            <text:p>150.3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4688" calcext:value-type="float">
            <text:p>150.2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0408" calcext:value-type="float">
            <text:p>150.3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3248" calcext:value-type="float">
            <text:p>150.1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3248" calcext:value-type="float">
            <text:p>150.1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6024" calcext:value-type="float">
            <text:p>150.3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3248" calcext:value-type="float">
            <text:p>150.1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7464" calcext:value-type="float">
            <text:p>150.3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0472" calcext:value-type="float">
            <text:p>150.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0408" calcext:value-type="float">
            <text:p>150.3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0472" calcext:value-type="float">
            <text:p>150.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9136" calcext:value-type="float">
            <text:p>150.0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7424" calcext:value-type="float">
            <text:p>150.0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0472" calcext:value-type="float">
            <text:p>150.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9136" calcext:value-type="float">
            <text:p>150.0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25024" calcext:value-type="float">
            <text:p>149.9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1224" calcext:value-type="float">
            <text:p>150.0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3416" calcext:value-type="float">
            <text:p>150.0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3416" calcext:value-type="float">
            <text:p>150.0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7696" calcext:value-type="float">
            <text:p>149.9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3416" calcext:value-type="float">
            <text:p>150.0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3416" calcext:value-type="float">
            <text:p>150.0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9136" calcext:value-type="float">
            <text:p>150.0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0472" calcext:value-type="float">
            <text:p>150.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3248" calcext:value-type="float">
            <text:p>150.1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3352" calcext:value-type="float">
            <text:p>150.2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7632" calcext:value-type="float">
            <text:p>150.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3248" calcext:value-type="float">
            <text:p>150.1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9136" calcext:value-type="float">
            <text:p>150.0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3416" calcext:value-type="float">
            <text:p>150.0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6944" calcext:value-type="float">
            <text:p>150.0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636" calcext:value-type="float">
            <text:p>149.9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3248" calcext:value-type="float">
            <text:p>150.1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0472" calcext:value-type="float">
            <text:p>150.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636" calcext:value-type="float">
            <text:p>149.9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5984" calcext:value-type="float">
            <text:p>149.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3416" calcext:value-type="float">
            <text:p>150.0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6192" calcext:value-type="float">
            <text:p>150.1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7696" calcext:value-type="float">
            <text:p>149.9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25024" calcext:value-type="float">
            <text:p>149.9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9304" calcext:value-type="float">
            <text:p>149.8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0472" calcext:value-type="float">
            <text:p>150.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0472" calcext:value-type="float">
            <text:p>150.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78" calcext:value-type="float">
            <text:p>150.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0472" calcext:value-type="float">
            <text:p>150.0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636" calcext:value-type="float">
            <text:p>149.9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9136" calcext:value-type="float">
            <text:p>150.0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1224" calcext:value-type="float">
            <text:p>150.0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1224" calcext:value-type="float">
            <text:p>150.0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7696" calcext:value-type="float">
            <text:p>149.9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5984" calcext:value-type="float">
            <text:p>149.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5816" calcext:value-type="float">
            <text:p>150.1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5816" calcext:value-type="float">
            <text:p>150.1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5816" calcext:value-type="float">
            <text:p>150.1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5816" calcext:value-type="float">
            <text:p>150.1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876" calcext:value-type="float">
            <text:p>150.0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4376" calcext:value-type="float">
            <text:p>150.0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4376" calcext:value-type="float">
            <text:p>150.0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4376" calcext:value-type="float">
            <text:p>150.0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5816" calcext:value-type="float">
            <text:p>150.1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876" calcext:value-type="float">
            <text:p>150.0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876" calcext:value-type="float">
            <text:p>150.0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5816" calcext:value-type="float">
            <text:p>150.1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4376" calcext:value-type="float">
            <text:p>150.0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0264" calcext:value-type="float">
            <text:p>149.9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876" calcext:value-type="float">
            <text:p>150.0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304" calcext:value-type="float">
            <text:p>150.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304" calcext:value-type="float">
            <text:p>150.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5984" calcext:value-type="float">
            <text:p>149.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7256" calcext:value-type="float">
            <text:p>150.2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7256" calcext:value-type="float">
            <text:p>150.2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1368" calcext:value-type="float">
            <text:p>150.3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1536" calcext:value-type="float">
            <text:p>150.2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5984" calcext:value-type="float">
            <text:p>149.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3208" calcext:value-type="float">
            <text:p>149.8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5984" calcext:value-type="float">
            <text:p>149.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304" calcext:value-type="float">
            <text:p>150.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3208" calcext:value-type="float">
            <text:p>149.8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3208" calcext:value-type="float">
            <text:p>149.8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7488" calcext:value-type="float">
            <text:p>149.8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7488" calcext:value-type="float">
            <text:p>149.8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876" calcext:value-type="float">
            <text:p>150.0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3208" calcext:value-type="float">
            <text:p>149.8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5984" calcext:value-type="float">
            <text:p>149.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3208" calcext:value-type="float">
            <text:p>149.8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8928" calcext:value-type="float">
            <text:p>149.9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7488" calcext:value-type="float">
            <text:p>149.8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4544" calcext:value-type="float">
            <text:p>149.8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8928" calcext:value-type="float">
            <text:p>149.9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5984" calcext:value-type="float">
            <text:p>149.9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4544" calcext:value-type="float">
            <text:p>149.8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0264" calcext:value-type="float">
            <text:p>149.9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7488" calcext:value-type="float">
            <text:p>149.8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3208" calcext:value-type="float">
            <text:p>149.8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0368" calcext:value-type="float">
            <text:p>150.0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3312" calcext:value-type="float">
            <text:p>149.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6088" calcext:value-type="float">
            <text:p>150.0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6088" calcext:value-type="float">
            <text:p>150.0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7424" calcext:value-type="float">
            <text:p>150.0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6088" calcext:value-type="float">
            <text:p>150.0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3312" calcext:value-type="float">
            <text:p>149.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6088" calcext:value-type="float">
            <text:p>150.0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6088" calcext:value-type="float">
            <text:p>150.0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7592" calcext:value-type="float">
            <text:p>149.8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7592" calcext:value-type="float">
            <text:p>149.8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3144" calcext:value-type="float">
            <text:p>150.1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4584" calcext:value-type="float">
            <text:p>150.2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7592" calcext:value-type="float">
            <text:p>149.8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3312" calcext:value-type="float">
            <text:p>149.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4648" calcext:value-type="float">
            <text:p>149.9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7424" calcext:value-type="float">
            <text:p>150.0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3312" calcext:value-type="float">
            <text:p>149.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7424" calcext:value-type="float">
            <text:p>150.0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4648" calcext:value-type="float">
            <text:p>149.9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7592" calcext:value-type="float">
            <text:p>149.8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6256" calcext:value-type="float">
            <text:p>149.8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8928" calcext:value-type="float">
            <text:p>149.9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9032" calcext:value-type="float">
            <text:p>149.9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1872" calcext:value-type="float">
            <text:p>149.8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7592" calcext:value-type="float">
            <text:p>149.8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3144" calcext:value-type="float">
            <text:p>150.1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7592" calcext:value-type="float">
            <text:p>149.8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0368" calcext:value-type="float">
            <text:p>150.0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6256" calcext:value-type="float">
            <text:p>149.8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8928" calcext:value-type="float">
            <text:p>149.9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1872" calcext:value-type="float">
            <text:p>149.8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0536" calcext:value-type="float">
            <text:p>149.8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0368" calcext:value-type="float">
            <text:p>150.0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6256" calcext:value-type="float">
            <text:p>149.8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0536" calcext:value-type="float">
            <text:p>149.8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4648" calcext:value-type="float">
            <text:p>149.9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8928" calcext:value-type="float">
            <text:p>149.9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1872" calcext:value-type="float">
            <text:p>149.8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0536" calcext:value-type="float">
            <text:p>149.8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8928" calcext:value-type="float">
            <text:p>149.9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9096" calcext:value-type="float">
            <text:p>149.7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9096" calcext:value-type="float">
            <text:p>149.7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1872" calcext:value-type="float">
            <text:p>149.8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7592" calcext:value-type="float">
            <text:p>149.8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0536" calcext:value-type="float">
            <text:p>149.8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6348" calcext:value-type="float">
            <text:p>149.7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6256" calcext:value-type="float">
            <text:p>149.8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9096" calcext:value-type="float">
            <text:p>149.7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7592" calcext:value-type="float">
            <text:p>149.8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8928" calcext:value-type="float">
            <text:p>149.9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1872" calcext:value-type="float">
            <text:p>149.8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6256" calcext:value-type="float">
            <text:p>149.8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1872" calcext:value-type="float">
            <text:p>149.8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0536" calcext:value-type="float">
            <text:p>149.8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8928" calcext:value-type="float">
            <text:p>149.9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51872" calcext:value-type="float">
            <text:p>149.8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6256" calcext:value-type="float">
            <text:p>149.8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3312" calcext:value-type="float">
            <text:p>149.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204" calcext:value-type="float">
            <text:p>149.6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0536" calcext:value-type="float">
            <text:p>149.8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0536" calcext:value-type="float">
            <text:p>149.8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7592" calcext:value-type="float">
            <text:p>149.8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6348" calcext:value-type="float">
            <text:p>149.7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204" calcext:value-type="float">
            <text:p>149.6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204" calcext:value-type="float">
            <text:p>149.6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732" calcext:value-type="float">
            <text:p>150.0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732" calcext:value-type="float">
            <text:p>150.0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08488" calcext:value-type="float">
            <text:p>150.2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9992" calcext:value-type="float">
            <text:p>150.0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82936" calcext:value-type="float">
            <text:p>149.9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8656" calcext:value-type="float">
            <text:p>150.0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732" calcext:value-type="float">
            <text:p>150.0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9992" calcext:value-type="float">
            <text:p>150.0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7216" calcext:value-type="float">
            <text:p>149.9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7216" calcext:value-type="float">
            <text:p>149.9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4376" calcext:value-type="float">
            <text:p>150.0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4376" calcext:value-type="float">
            <text:p>150.0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94544" calcext:value-type="float">
            <text:p>149.8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5712" calcext:value-type="float">
            <text:p>150.0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95712" calcext:value-type="float">
            <text:p>150.0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62768" calcext:value-type="float">
            <text:p>150.1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016" calcext:value-type="float">
            <text:p>149.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732" calcext:value-type="float">
            <text:p>150.0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4608" calcext:value-type="float">
            <text:p>149.6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3272" calcext:value-type="float">
            <text:p>149.6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3104" calcext:value-type="float">
            <text:p>149.8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1768" calcext:value-type="float">
            <text:p>149.7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4608" calcext:value-type="float">
            <text:p>149.6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1768" calcext:value-type="float">
            <text:p>149.7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68992" calcext:value-type="float">
            <text:p>149.6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4608" calcext:value-type="float">
            <text:p>149.6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68992" calcext:value-type="float">
            <text:p>149.6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68992" calcext:value-type="float">
            <text:p>149.6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68992" calcext:value-type="float">
            <text:p>149.6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7384" calcext:value-type="float">
            <text:p>149.7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3272" calcext:value-type="float">
            <text:p>149.6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444" calcext:value-type="float">
            <text:p>149.8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7384" calcext:value-type="float">
            <text:p>149.7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444" calcext:value-type="float">
            <text:p>149.8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4776" calcext:value-type="float">
            <text:p>149.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7384" calcext:value-type="float">
            <text:p>149.7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3272" calcext:value-type="float">
            <text:p>149.6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68992" calcext:value-type="float">
            <text:p>149.6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3272" calcext:value-type="float">
            <text:p>149.6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4776" calcext:value-type="float">
            <text:p>149.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6216" calcext:value-type="float">
            <text:p>149.5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3272" calcext:value-type="float">
            <text:p>149.6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1832" calcext:value-type="float">
            <text:p>149.5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8888" calcext:value-type="float">
            <text:p>149.5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3272" calcext:value-type="float">
            <text:p>149.6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6216" calcext:value-type="float">
            <text:p>149.5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68992" calcext:value-type="float">
            <text:p>149.6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1664" calcext:value-type="float">
            <text:p>149.7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8888" calcext:value-type="float">
            <text:p>149.5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4776" calcext:value-type="float">
            <text:p>149.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4608" calcext:value-type="float">
            <text:p>149.6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77552" calcext:value-type="float">
            <text:p>149.5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36048" calcext:value-type="float">
            <text:p>149.7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6216" calcext:value-type="float">
            <text:p>149.5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0328" calcext:value-type="float">
            <text:p>149.6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3272" calcext:value-type="float">
            <text:p>149.6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3336" calcext:value-type="float">
            <text:p>149.3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30664" calcext:value-type="float">
            <text:p>149.3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1832" calcext:value-type="float">
            <text:p>149.5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30664" calcext:value-type="float">
            <text:p>149.3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772" calcext:value-type="float">
            <text:p>149.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1832" calcext:value-type="float">
            <text:p>149.5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4776" calcext:value-type="float">
            <text:p>149.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8888" calcext:value-type="float">
            <text:p>149.5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772" calcext:value-type="float">
            <text:p>149.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1832" calcext:value-type="float">
            <text:p>149.5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0496" calcext:value-type="float">
            <text:p>149.5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6216" calcext:value-type="float">
            <text:p>149.5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19056" calcext:value-type="float">
            <text:p>149.4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3336" calcext:value-type="float">
            <text:p>149.3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772" calcext:value-type="float">
            <text:p>149.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19056" calcext:value-type="float">
            <text:p>149.4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772" calcext:value-type="float">
            <text:p>149.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77552" calcext:value-type="float">
            <text:p>149.5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0496" calcext:value-type="float">
            <text:p>149.5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772" calcext:value-type="float">
            <text:p>149.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4776" calcext:value-type="float">
            <text:p>149.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0496" calcext:value-type="float">
            <text:p>149.5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6216" calcext:value-type="float">
            <text:p>149.5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6216" calcext:value-type="float">
            <text:p>149.5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77552" calcext:value-type="float">
            <text:p>149.5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1832" calcext:value-type="float">
            <text:p>149.5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19056" calcext:value-type="float">
            <text:p>149.4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4608" calcext:value-type="float">
            <text:p>149.6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8888" calcext:value-type="float">
            <text:p>149.5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19056" calcext:value-type="float">
            <text:p>149.4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4776" calcext:value-type="float">
            <text:p>149.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772" calcext:value-type="float">
            <text:p>149.3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5424" calcext:value-type="float">
            <text:p>149.3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78848" calcext:value-type="float">
            <text:p>149.2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7512" calcext:value-type="float">
            <text:p>149.2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3676" calcext:value-type="float">
            <text:p>149.3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1144" calcext:value-type="float">
            <text:p>149.3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96" calcext:value-type="float">
            <text:p>149.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4532" calcext:value-type="float">
            <text:p>149.2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5424" calcext:value-type="float">
            <text:p>149.3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78848" calcext:value-type="float">
            <text:p>149.2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78848" calcext:value-type="float">
            <text:p>149.2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4532" calcext:value-type="float">
            <text:p>149.2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5424" calcext:value-type="float">
            <text:p>149.3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24568" calcext:value-type="float">
            <text:p>149.3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24568" calcext:value-type="float">
            <text:p>149.3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0603</text:p>
          </table:table-cell>
          <table:table-cell office:value-type="string" calcext:value-type="string">
            <text:p>Rock House Draw NE Quad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6552" calcext:value-type="float">
            <text:p>149.1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70" meta:object-count="0"/>
    <meta:user-defined meta:name="AppVersion">3.0</meta:user-defined>
  </office:meta>
</office:document-meta>
</file>